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3.731cm" style:rel-column-width="14370*"/>
    </style:style>
    <style:style style:name="Tableau2.B" style:family="table-column">
      <style:table-column-properties style:column-width="13.282cm" style:rel-column-width="51165*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transparent" fo:padding="0cm" fo:border="none">
        <style:background-image/>
      </style:table-cell-properties>
    </style:style>
    <style:style style:name="Tableau1" style:family="table">
      <style:table-properties style:width="17.013cm" table:align="margins"/>
    </style:style>
    <style:style style:name="Tableau1.A" style:family="table-column">
      <style:table-column-properties style:column-width="17.013cm" style:rel-column-width="65535*"/>
    </style:style>
    <style:style style:name="Tableau1.A1" style:family="table-cell">
      <style:table-cell-properties fo:padding="0.097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non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padding="0.097cm" fo:border="none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padding="0.097cm" fo:border="non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cm" fo:border="none"/>
    </style:style>
    <style:style style:name="Tableau7" style:family="table">
      <style:table-properties style:width="17cm" fo:margin-top="0cm" fo:margin-bottom="0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cm" table:align="margins" style:writing-mode="lr-tb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style:text-underline-style="none"/>
    </style:style>
    <style:style style:name="P10" style:family="paragraph" style:parent-style-name="Table_20_Contents">
      <style:text-properties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185066696" text:id="ct185066696">
          <text:insertion>
            <office:change-info>
              <dc:creator>Gauthier Bastien</dc:creator>
              <dc:date>2012-02-20T13:11:00</dc:date>
            </office:change-info>
          </text:insertion>
        </text:changed-region>
        <text:changed-region xml:id="ct185066792" text:id="ct185066792">
          <text:insertion>
            <office:change-info>
              <dc:creator>Gauthier Bastien</dc:creator>
              <dc:date>2012-02-20T13:55:00</dc:date>
            </office:change-info>
          </text:insertion>
        </text:changed-region>
        <text:changed-region xml:id="ct185169016" text:id="ct185169016">
          <text:insertion>
            <office:change-info>
              <dc:creator>Gauthier Bastien</dc:creator>
              <dc:date>2012-05-15T14:15:00</dc:date>
            </office:change-info>
          </text:insertion>
        </text:changed-region>
        <text:changed-region xml:id="ct185179264" text:id="ct185179264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85164560" text:id="ct185164560">
          <text:insertion>
            <office:change-info>
              <dc:creator>Gauthier Bastien</dc:creator>
              <dc:date>2012-05-15T14:17:00</dc:date>
            </office:change-info>
          </text:insertion>
        </text:changed-region>
        <text:changed-region xml:id="ct185208840" text:id="ct185208840">
          <text:insertion>
            <office:change-info>
              <dc:creator>Gauthier Bastien</dc:creator>
              <dc:date>2012-05-15T14:15:00</dc:date>
            </office:change-info>
          </text:insertion>
        </text:changed-region>
        <text:changed-region xml:id="ct185073448" text:id="ct185073448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85432856" text:id="ct185432856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85072912" text:id="ct185072912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85450712" text:id="ct185450712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85450384" text:id="ct185450384">
          <text:insertion>
            <office:change-info>
              <dc:creator>Gauthier Bastien</dc:creator>
              <dc:date>2012-08-27T11:55:00</dc:date>
            </office:change-info>
          </text:insertion>
        </text:changed-region>
        <text:changed-region xml:id="ct185458872" text:id="ct185458872">
          <text:insertion>
            <office:change-info>
              <dc:creator>Gauthier Bastien</dc:creator>
              <dc:date>2012-08-27T11:55:00</dc:date>
            </office:change-info>
          </text:insertion>
        </text:changed-region>
        <text:changed-region xml:id="ct185457152" text:id="ct185457152">
          <text:insertion>
            <office:change-info>
              <dc:creator>Gauthier Bastien</dc:creator>
              <dc:date>2012-08-27T11:55:00</dc:date>
            </office:change-info>
          </text:insertion>
        </text:changed-region>
        <text:changed-region xml:id="ct185430720" text:id="ct185430720">
          <text:insertion>
            <office:change-info>
              <dc:creator>Gauthier Bastien</dc:creator>
              <dc:date>2012-08-27T11:55:00</dc:date>
            </office:change-info>
          </text:insertion>
        </text:changed-region>
        <text:changed-region xml:id="ct185208296" text:id="ct185208296">
          <text:insertion>
            <office:change-info>
              <dc:creator>Gauthier Bastien</dc:creator>
              <dc:date>2012-05-15T14:11:00</dc:date>
            </office:change-info>
          </text:insertion>
        </text:changed-region>
        <text:changed-region xml:id="ct185449872" text:id="ct185449872">
          <text:insertion>
            <office:change-info>
              <dc:creator>Gauthier Bastien</dc:creator>
              <dc:date>2012-05-15T14:11:00</dc:date>
            </office:change-info>
          </text:insertion>
        </text:changed-region>
        <text:changed-region xml:id="ct185476744" text:id="ct185476744">
          <text:insertion>
            <office:change-info>
              <dc:creator>Gauthier Bastien</dc:creator>
              <dc:date>2012-05-15T14:10:00</dc:date>
            </office:change-info>
          </text:insertion>
        </text:changed-region>
        <text:changed-region xml:id="ct185495456" text:id="ct185495456">
          <text:insertion>
            <office:change-info>
              <dc:creator>Gauthier Bastien</dc:creator>
              <dc:date>2012-05-15T14:10:00</dc:date>
            </office:change-info>
          </text:insertion>
        </text:changed-region>
        <text:changed-region xml:id="ct185456448" text:id="ct185456448">
          <text:insertion>
            <office:change-info>
              <dc:creator>Gauthier Bastien</dc:creator>
              <dc:date>2012-02-23T15:28:00</dc:date>
            </office:change-info>
          </text:insertion>
        </text:changed-region>
        <text:changed-region xml:id="ct185511112" text:id="ct185511112">
          <text:insertion>
            <office:change-info>
              <dc:creator>Gauthier Bastien</dc:creator>
              <dc:date>2012-02-23T15:28:00</dc:date>
            </office:change-info>
          </text:insertion>
        </text:changed-region>
        <text:changed-region xml:id="ct185205112" text:id="ct185205112">
          <text:insertion>
            <office:change-info>
              <dc:creator>Gauthier Bastien</dc:creator>
              <dc:date>2012-07-06T11:58:00</dc:date>
            </office:change-info>
          </text:insertion>
        </text:changed-region>
        <text:changed-region xml:id="ct185468904" text:id="ct185468904">
          <text:insertion>
            <office:change-info>
              <dc:creator>Gauthier Bastien</dc:creator>
              <dc:date>2012-07-06T11:58:00</dc:date>
            </office:change-info>
          </text:insertion>
        </text:changed-region>
        <text:changed-region xml:id="ct185179360" text:id="ct185179360">
          <text:insertion>
            <office:change-info>
              <dc:creator>Gauthier Bastien</dc:creator>
              <dc:date>2012-02-23T15:43:00</dc:date>
            </office:change-info>
          </text:insertion>
        </text:changed-region>
        <text:changed-region xml:id="ct185525632" text:id="ct185525632">
          <text:insertion>
            <office:change-info>
              <dc:creator>Gauthier Bastien</dc:creator>
              <dc:date>2012-02-23T15:46:00</dc:date>
            </office:change-info>
          </text:insertion>
        </text:changed-region>
        <text:changed-region xml:id="ct185204840" text:id="ct185204840">
          <text:insertion>
            <office:change-info>
              <dc:creator>Gauthier Bastien</dc:creator>
              <dc:date>2012-02-23T15:46:00</dc:date>
            </office:change-info>
          </text:insertion>
        </text:changed-region>
        <text:changed-region xml:id="ct185536880" text:id="ct185536880">
          <text:insertion>
            <office:change-info>
              <dc:creator>Gauthier Bastien</dc:creator>
              <dc:date>2012-02-23T15:46:00</dc:date>
            </office:change-info>
          </text:insertion>
        </text:changed-region>
        <text:changed-region xml:id="ct185469400" text:id="ct185469400">
          <text:insertion>
            <office:change-info>
              <dc:creator>Gauthier Bastien</dc:creator>
              <dc:date>2012-02-23T15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SEIL COMMUNAL DU <text:change-start text:change-id="ct185066696"/>self.utranslate("weekday_%s" % self.getDate().aDay().lower(), domain="plonelocales").upper()<text:change-end text:change-id="ct185066696"/> <text:change-start text:change-id="ct185066792"/>tool.formatDate(self.getDate(), withHour=False).upper()<text:change-end text:change-id="ct185066792"/></text:p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2">Sont présents :</text:p>
          </table:table-cell>
          <table:table-cell office:value-type="string">
            <text:p text:style-name="P8"><office:annotation><dc:creator>Gauthier Bastien</dc:creator><dc:date>2012-02-20T13:27:57</dc:date><text:p text:style-name="P12"><text:span text:style-name="T5">do text</text:span></text:p><text:p text:style-name="P12"><text:span text:style-name="T5">from xhtml(self.getStrikedAssembly())</text:span></text:p></office:annotation>Assemblée</text:p>
          </table:table-cell>
        </table:table-row>
      </table:table>
      <text:p text:style-name="Standard"/>
      <text:p text:style-name="Standard"/>
      <text:p text:style-name="P4">ORDRE DU JOUR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6"><office:annotation><dc:creator>Gauthier Bastien</dc:creator><dc:date>2012-03-27T11:33:44</dc:date><text:p text:style-name="P12"><text:span text:style-name="T5">do table- if </text:span><text:span text:style-name="T6">self.adapted().getPrintableItems(itemUids, privacy='public', categories=self.getNormalCategories())</text:span></text:p></office:annotation></text:p>
            <text:p text:style-name="P4">Séance publique</text:p>
            <text:p text:style-name="Standard"/>
            <table:table table:name="Tableau1" table:style-name="Tableau1">
              <table:table-column table:style-name="Tableau1.A"/>
              <table:table-row>
                <table:table-cell table:style-name="Tableau1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self.adapted().getPrintableItems(itemUids, privacy='public', categories=self.getNormalCategories())</text:span></text:p></office:annotation></text:span><text:change-start text:change-id="ct185169016"/><text:span text:style-name="T3">item.getItemNumber(relativeTo='meeting')</text:span><text:change-end text:change-id="ct185169016"/><text:span text:style-name="T3">.-<text:tab/></text:span><text:change-start text:change-id="ct185179264"/><text:span text:style-name="T3">item.Title()</text:span><text:change-end text:change-id="ct185179264"/></text:p>
                  <text:p text:style-name="P10"/>
                </table:table-cell>
              </table:table-row>
            </table:table>
            <text:p text:style-name="Standard"/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<office:annotation><dc:creator>Gauthier Bastien</dc:creator><dc:date>2012-03-27T11:35:10</dc:date><text:p text:style-name="P12"><text:span text:style-name="T5">do table- if </text:span><text:span text:style-name="T6">self.adapted().getPrintableItems(itemUids, privacy='secret', categories=self.getNormalCategories())</text:span></text:p></office:annotation></text:p>
            <text:p text:style-name="P4">Huis clos</text:p>
            <text:p text:style-name="Standard"/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</text:span><text:span text:style-name="T6"> in self.adapted().getPrintableItems(itemUids, privacy='secret', categories=self.getNormalCategories(), renumber=True)</text:span></text:p></office:annotation></text:span><text:change-start text:change-id="ct185164560"/><text:span text:style-name="T3">item[0]</text:span><text:change-end text:change-id="ct185164560"/><text:span text:style-name="T3">.-<text:tab/></text:span><text:change-start text:change-id="ct185208840"/><text:span text:style-name="T3">item[1].Title()</text:span><text:change-end text:change-id="ct185208840"/></text:p>
                  <text:p text:style-name="P10"/>
                </table:table-cell>
              </table:table-row>
            </table:table>
            <text:p text:style-name="Standard"/>
          </table:table-cell>
        </table:table-row>
      </table:table>
      <text:p text:style-name="P6"/>
      <text:p text:style-name="P4">Premier supplément d'ordre du jou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6"><office:annotation><dc:creator>Gauthier Bastien</dc:creator><dc:date>2012-03-27T11:47:32</dc:date><text:p text:style-name="P12"><text:span text:style-name="T5">do table- if </text:span><text:span text:style-name="T6">self.getItemsFirstSuppl(itemUids)</text:span></text:p></office:annotation></text:p>
            <text:p text:style-name="P4">Séance publique<text:line-break/>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self.getItemsFirstSuppl(itemUids)</text:span></text:p></office:annotation></text:span><text:change-start text:change-id="ct185073448"/><text:span text:style-name="T3">item[0]</text:span><text:change-end text:change-id="ct185073448"/><text:span text:style-name="T3">.-<text:tab/></text:span><text:change-start text:change-id="ct185432856"/><text:span text:style-name="T3">item[1].Title()</text:span><text:change-end text:change-id="ct185432856"/></text:p>
                  <text:p text:style-name="P10"/>
                </table:table-cell>
              </table:table-row>
            </table:table>
            <text:p text:style-name="P6"/>
          </table:table-cell>
        </table:table-row>
      </table:table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6"><office:annotation><dc:creator>Gauthier Bastien</dc:creator><dc:date>2012-03-27T11:54:58</dc:date><text:p text:style-name="P12"><text:span text:style-name="T5">do table- if </text:span><text:span text:style-name="T6">self.getItemsFirstSuppl(itemUids, privacy='secret')</text:span></text:p></office:annotation></text:p>
            <text:p text:style-name="Standard"><text:span text:style-name="T2">Huis clos</text:span><text:line-break/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</text:span><text:span text:style-name="T6">self.getItemsFirstSuppl(itemUids, privacy='secret')</text:span></text:p></office:annotation></text:span><text:change-start text:change-id="ct185072912"/><text:span text:style-name="T3">item[0]</text:span><text:change-end text:change-id="ct185072912"/><text:span text:style-name="T3">.-<text:tab/></text:span><text:change-start text:change-id="ct185450712"/><text:span text:style-name="T3">item[1].Title()</text:span><text:change-end text:change-id="ct185450712"/></text:p>
                  <text:p text:style-name="P10"/>
                </table:table-cell>
              </table:table-row>
            </table:table>
            <text:p text:style-name="Standard"/>
          </table:table-cell>
        </table:table-row>
      </table:table>
      <text:p text:style-name="P6"/>
      <text:p text:style-name="P4">Deuxième supplément d'ordre du jour</text:p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6"><office:annotation><dc:creator>Gauthier Bastien</dc:creator><dc:date>2012-03-27T11:47:32</dc:date><text:p text:style-name="P12"><text:span text:style-name="T5">do table- if </text:span><text:span text:style-name="T6">self.getItemsSecondSuppl(itemUids)</text:span></text:p></office:annotation></text:p>
            <text:p text:style-name="P4">Séance publique<text:line-break/></text:p>
            <table:table table:name="Tableau19" table:style-name="Tableau19">
              <table:table-column table:style-name="Tableau19.A"/>
              <table:table-row>
                <table:table-cell table:style-name="Tableau19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self.getItemsSecondSuppl(itemUids)</text:span></text:p></office:annotation></text:span><text:change-start text:change-id="ct185450384"/><text:span text:style-name="T3">item[0]</text:span><text:change-end text:change-id="ct185450384"/><text:span text:style-name="T3">.-<text:tab/></text:span><text:change-start text:change-id="ct185458872"/><text:span text:style-name="T3">item[1].Title()</text:span><text:change-end text:change-id="ct185458872"/></text:p>
                  <text:p text:style-name="P10"/>
                </table:table-cell>
              </table:table-row>
            </table:table>
            <text:p text:style-name="P6"/>
          </table:table-cell>
        </table:table-row>
      </table:table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6"><office:annotation><dc:creator>Gauthier Bastien</dc:creator><dc:date>2012-03-27T11:54:58</dc:date><text:p text:style-name="P12"><text:span text:style-name="T5">do table- if </text:span><text:span text:style-name="T6">self.getItemsSecondSuppl(itemUids, privacy='secret')</text:span></text:p></office:annotation></text:p>
            <text:p text:style-name="Standard"><text:span text:style-name="T2">Huis clos</text:span><text:line-break/></text:p>
            <table:table table:name="Tableau21" table:style-name="Tableau21">
              <table:table-column table:style-name="Tableau21.A"/>
              <table:table-row>
                <table:table-cell table:style-name="Tableau21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</text:span><text:span text:style-name="T6">self.getItemsSecondSuppl(itemUids, privacy='secret')</text:span></text:p></office:annotation></text:span><text:change-start text:change-id="ct185457152"/><text:span text:style-name="T3">item[0]</text:span><text:change-end text:change-id="ct185457152"/><text:span text:style-name="T3">.-<text:tab/></text:span><text:change-start text:change-id="ct185430720"/><text:span text:style-name="T3">item[1].Title()</text:span><text:change-end text:change-id="ct185430720"/></text:p>
                  <text:p text:style-name="P10"/>
                </table:table-cell>
              </table:table-row>
            </table:table>
            <text:p text:style-name="Standard"/>
          </table:table-cell>
        </table:table-row>
      </table:table>
      <text:p text:style-name="P6"/>
      <text:p text:style-name="P4">Troisième supplément d'ordre du jour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6"><office:annotation><dc:creator>Gauthier Bastien</dc:creator><dc:date>2012-03-27T11:56:29</dc:date><text:p text:style-name="P12"><text:span text:style-name="T5">do table- if </text:span><text:span text:style-name="T6">self.getItemsThirdSuppl(itemUids)</text:span></text:p></office:annotation></text:p>
            <text:p text:style-name="P4">Séance publique</text:p>
            <text:p text:style-name="P6"><text:soft-page-break/></text:p>
            <table:table table:name="Tableau6" table:style-name="Tableau6">
              <table:table-column table:style-name="Tableau6.A"/>
              <table:table-row>
                <table:table-cell table:style-name="Tableau6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</text:span><text:span text:style-name="T6">self.getItemsThirdSuppl(itemUids)</text:span></text:p></office:annotation></text:span><text:change-start text:change-id="ct185208296"/><text:span text:style-name="T3">item[0]</text:span><text:change-end text:change-id="ct185208296"/><text:span text:style-name="T3">.-<text:tab/></text:span><text:change-start text:change-id="ct185449872"/><text:span text:style-name="T3">item[1].Title()</text:span><text:change-end text:change-id="ct185449872"/></text:p>
                  <text:p text:style-name="P10"/>
                </table:table-cell>
              </table:table-row>
            </table:table>
            <text:p text:style-name="P6"/>
          </table:table-cell>
        </table:table-row>
      </table:table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Standard"><office:annotation><dc:creator>Gauthier Bastien</dc:creator><dc:date>2012-03-27T11:57:30</dc:date><text:p text:style-name="P12"><text:span text:style-name="T5">do table- if </text:span><text:span text:style-name="T6">self.getItemsThirdSuppl(itemUids, privacy='secret')</text:span></text:p></office:annotation></text:p>
            <text:p text:style-name="Standard"><text:span text:style-name="T2">Huis clos</text:span><text:line-break/></text:p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9"><text:span text:style-name="T3"><office:annotation><dc:creator>Gauthier Bastien</dc:creator><dc:date>2012-02-14T16:41:11</dc:date><text:p text:style-name="P13"><text:span text:style-name="T5">do table- for item in </text:span><text:span text:style-name="T6">self.getItemsThirdSuppl(itemUids, privacy='secret')</text:span></text:p></office:annotation></text:span><text:change-start text:change-id="ct185476744"/><text:span text:style-name="T3">item[0]</text:span><text:change-end text:change-id="ct185476744"/><text:span text:style-name="T3">.-<text:tab/></text:span><text:change-start text:change-id="ct185495456"/><text:span text:style-name="T3">item[1].Title()</text:span><text:change-end text:change-id="ct185495456"/></text:p>
                  <text:p text:style-name="P10"/>
                </table:table-cell>
              </table:table-row>
            </table:table>
          </table:table-cell>
        </table:table-row>
      </table:table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6"><office:annotation><dc:creator>Gauthier Bastien</dc:creator><dc:date>2012-03-27T11:59:10</dc:date><text:p text:style-name="P12"><text:span text:style-name="T5">do table- if </text:span><text:span text:style-name="T6">self.getObservations()</text:span></text:p></office:annotation></text:p>
            <text:p text:style-name="P4">Avant-séance</text:p>
            <text:p text:style-name="Standard"/>
            <text:p text:style-name="Table_20_Contents"><office:annotation><dc:creator>Gauthier Bastien</dc:creator><dc:date>2012-02-15T15:26:52</dc:date><text:p text:style-name="P12"><text:span text:style-name="T5">do text</text:span></text:p><text:p text:style-name="P12"><text:span text:style-name="T5">from xhtml(self.getObservations())</text:span></text:p></office:annotation>Texte avant-séance</text:p>
            <text:p text:style-name="Table_20_Contents"/>
          </table:table-cell>
        </table:table-row>
      </table:table>
      <text:p text:style-name="P10"/>
      <text:p text:style-name="P11">Procès-verbal</text:p>
      <text:p text:style-name="P10"/>
      <text:p text:style-name="P4">Séance publique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<text:span text:style-name="T4"><office:annotation><dc:creator>Gauthier Bastien</dc:creator><dc:date>2012-02-14T16:41:11</dc:date><text:p text:style-name="P13"><text:span text:style-name="T5">do table- for item in self.adapted().getPrintableItems(itemUids, privacy='public')</text:span></text:p></office:annotation></text:span><text:change-start text:change-id="ct185456448"/><text:span text:style-name="T4">item.getItemNumber(relativeTo='meeting')</text:span><text:change-end text:change-id="ct185456448"/><text:span text:style-name="T4">.-<text:tab/></text:span><text:change-start text:change-id="ct185511112"/><text:span text:style-name="T1">item.Title()</text:span><text:change-end text:change-id="ct185511112"/></text:p>
            <text:p text:style-name="Table_20_Contents"/>
            <text:p text:style-name="Table_20_Contents"><office:annotation><dc:creator>Gauthier Bastien</dc:creator><dc:date>2012-02-15T15:26:52</dc:date><text:p text:style-name="P12"><text:span text:style-name="T5">do text</text:span></text:p><text:p text:style-name="P12"><text:span text:style-name="T5">from xhtml(item.getInterventions())</text:span></text:p></office:annotation>Interventions</text:p>
            <text:p text:style-name="Table_20_Contents"/>
            <text:p text:style-name="Table_20_Contents"><text:span text:style-name="T4"><office:annotation><dc:creator>Gauthier Bastien</dc:creator><dc:date>2012-02-15T15:26:52</dc:date><text:p text:style-name="P12"><text:span text:style-name="T5">do text</text:span></text:p><text:p text:style-name="P12"><text:span text:style-name="T5">from xhtml(item.getDeliberation())</text:span></text:p></office:annotation></text:span><text:span text:style-name="T4">Délibération</text:span></text:p>
            <text:p text:style-name="P10"/>
          </table:table-cell>
        </table:table-row>
      </table:table>
      <text:p text:style-name="Standard"><text:span text:style-name="T2">Huis clos</text:span><text:line-break/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Table_20_Contents"><text:span text:style-name="T4"><office:annotation><dc:creator>Gauthier Bastien</dc:creator><dc:date>2012-02-14T16:41:11</dc:date><text:p text:style-name="P13"><text:span text:style-name="T5">do table- for item in self.adapted().getPrintableItems(itemUids, privacy='secret', renumber=True)</text:span></text:p></office:annotation></text:span><text:change-start text:change-id="ct185205112"/><text:span text:style-name="T4">item[0]</text:span><text:change-end text:change-id="ct185205112"/><text:span text:style-name="T4">.-<text:tab/></text:span><text:change-start text:change-id="ct185468904"/><text:span text:style-name="T1">item[1].Title()</text:span><text:change-end text:change-id="ct185468904"/></text:p>
            <text:p text:style-name="Table_20_Contents"/>
            <text:p text:style-name="Table_20_Contents"><office:annotation><dc:creator>Gauthier Bastien</dc:creator><dc:date>2012-02-15T15:26:52</dc:date><text:p text:style-name="P12"><text:span text:style-name="T5">do text</text:span></text:p><text:p text:style-name="P12"><text:span text:style-name="T5">from xhtml(item[1].getInterventions())</text:span></text:p></office:annotation>Interventions</text:p>
            <text:p text:style-name="P10"/>
            <text:p text:style-name="Table_20_Contents"><text:span text:style-name="T4"><office:annotation><dc:creator>Gauthier Bastien</dc:creator><dc:date>2012-02-15T15:26:52</dc:date><text:p text:style-name="P12"><text:span text:style-name="T5">do text</text:span></text:p><text:p text:style-name="P12"><text:span text:style-name="T5">from xhtml(item[1].getDeliberation())</text:span></text:p></office:annotation></text:span><text:span text:style-name="T4">Délibération</text:span></text:p>
            <text:p text:style-name="P10"/>
          </table:table-cell>
        </table:table-row>
      </table:table>
      <text:p text:style-name="P6"/>
      <text:p text:style-name="P6"><office:annotation><dc:creator>Gauthier Bastien</dc:creator><dc:date>2012-02-23T15:43:56</dc:date><text:p text:style-name="P12"><text:span text:style-name="T5">do text if self.getEndDate()</text:span></text:p></office:annotation>La séance est levée à <text:change-start text:change-id="ct185179360"/>self.getEndDate().strftime('%H:%M')<text:change-end text:change-id="ct185179360"/></text:p>
      <text:p text:style-name="P6"/>
      <text:p text:style-name="P6">Par le Conseil,</text:p>
      <text:p text:style-name="Standard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7"><text:change-start text:change-id="ct185525632"/>self.getSignatures().split('\n')[0]<text:change-end text:change-id="ct185525632"/></text:p>
          </table:table-cell>
          <table:table-cell table:style-name="Tableau10.A1" office:value-type="string">
            <text:p text:style-name="P7"><text:change-start text:change-id="ct185204840"/>self.getSignatures().split('\n')[2]<text:change-end text:change-id="ct185204840"/></text:p>
          </table:table-cell>
        </table:table-row>
        <table:table-row>
          <table:table-cell table:style-name="Tableau10.A1" office:value-type="string">
            <text:p text:style-name="P7"/>
          </table:table-cell>
          <table:table-cell table:style-name="Tableau10.A1" office:value-type="string">
            <text:p text:style-name="P7"/>
          </table:table-cell>
        </table:table-row>
        <table:table-row>
          <table:table-cell table:style-name="Tableau10.A1" office:value-type="string">
            <text:p text:style-name="P7"/>
          </table:table-cell>
          <table:table-cell table:style-name="Tableau10.A1" office:value-type="string">
            <text:p text:style-name="P7"/>
          </table:table-cell>
        </table:table-row>
        <table:table-row>
          <table:table-cell table:style-name="Tableau10.A1" office:value-type="string">
            <text:p text:style-name="P7"/>
          </table:table-cell>
          <table:table-cell table:style-name="Tableau10.A1" office:value-type="string">
            <text:p text:style-name="P7"/>
          </table:table-cell>
        </table:table-row>
        <table:table-row>
          <table:table-cell table:style-name="Tableau10.A1" office:value-type="string">
            <text:p text:style-name="P7"/>
          </table:table-cell>
          <table:table-cell table:style-name="Tableau10.A1" office:value-type="string">
            <text:p text:style-name="P7"/>
          </table:table-cell>
        </table:table-row>
        <table:table-row>
          <table:table-cell table:style-name="Tableau10.A1" office:value-type="string">
            <text:p text:style-name="P7"><text:change-start text:change-id="ct185536880"/>self.getSignatures().split('\n')[1]<text:change-end text:change-id="ct185536880"/></text:p>
          </table:table-cell>
          <table:table-cell table:style-name="Tableau10.A1" office:value-type="string">
            <text:p text:style-name="P7"><text:change-start text:change-id="ct185469400"/>self.getSignatures().split('\n')[3]<text:change-end text:change-id="ct185469400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ltAssembly" style:family="paragraph" style:parent-style-name="Standard"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185305920" text:id="ct185305920">
            <text:insertion>
              <office:change-info>
                <dc:creator>Gauthier Bastien</dc:creator>
                <dc:date>2012-02-20T13:34:00</dc:date>
              </office:change-info>
            </text:insertion>
          </text:changed-region>
        </text:tracked-changes>
        <text:p text:style-name="MP1"><text:page-number text:select-page="current">2</text:page-number></text:p>
        <text:p text:style-name="MP2">Séance du <text:change-start text:change-id="ct185305920"/>tool.formatDate(self.getDate(), withHour=False)<text:change-end text:change-id="ct185305920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6T11:49:56</meta:creation-date>
    <meta:editing-duration>PT6M8S</meta:editing-duration>
    <meta:editing-cycles>7</meta:editing-cycles>
    <meta:generator>LibreOffice/3.5$Linux_x86 LibreOffice_project/350m1$Build-2</meta:generator>
    <meta:initial-creator>Gauthier Bastien</meta:initial-creator>
    <dc:date>2013-11-05T15:41:32</dc:date>
    <dc:creator>Gauthier Bastien</dc:creator>
    <meta:document-statistic meta:table-count="21" meta:image-count="0" meta:object-count="0" meta:page-count="2" meta:paragraph-count="51" meta:word-count="123" meta:character-count="1136" meta:non-whitespace-character-count="1074"/>
  </office:meta>
</office:document-meta>
</file>